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" style:family="paragraph" style:parent-style-name="Heading_20_1">
      <style:text-properties style:font-name="Arial" fo:font-size="12pt" style:font-size-asian="12pt" style:font-size-complex="12pt"/>
    </style:style>
    <style:style style:name="P3" style:family="paragraph" style:parent-style-name="Heading_20_1">
      <style:paragraph-properties fo:margin-top="0.353cm" fo:margin-bottom="0cm" fo:line-height="114%" style:writing-mode="lr-tb"/>
    </style:style>
    <style:style style:name="P4" style:family="paragraph" style:parent-style-name="Text_20_body">
      <style:text-properties fo:font-variant="normal" fo:text-transform="none" fo:color="#000000" style:text-line-through-style="none" style:font-name="Arial" fo:font-size="12.4499998092651pt" fo:font-style="normal" style:text-underline-style="none" fo:font-weight="bold" style:text-blinking="false" fo:background-color="transparent"/>
    </style:style>
    <style:style style:name="P5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Text_20_body">
      <style:text-properties style:font-name="Arial"/>
    </style:style>
    <style:style style:name="P7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9.8000001907348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14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cm" fo:margin-bottom="0cm" fo:line-height="114%" style:writing-mode="lr-tb"/>
      <style:text-properties style:font-name="Arial"/>
    </style:style>
    <style:style style:name="P10" style:family="paragraph" style:parent-style-name="Text_20_body">
      <style:paragraph-properties fo:margin-top="0cm" fo:margin-bottom="0cm" fo:line-height="114%" style:writing-mode="lr-tb"/>
      <style:text-properties style:font-name="Arial" fo:font-size="12pt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/>
    </style:style>
    <style:style style:name="P12" style:family="paragraph" style:parent-style-name="Text_20_body" style:list-style-name="L1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9.80000019073486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4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5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6" style:family="paragraph" style:parent-style-name="Text_20_body" style:list-style-name="L16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7" style:family="paragraph" style:parent-style-name="Text_20_body" style:list-style-name="L17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 style:list-style-name="L18">
      <style:paragraph-properties fo:margin-top="0cm" fo:margin-bottom="0cm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0.4499998092651pt" fo:font-style="normal" style:text-underline-style="none" fo:font-weight="bold" style:text-blinking="false" fo:background-color="transparent"/>
    </style:style>
    <style:style style:name="P20" style:family="paragraph" style:parent-style-name="Heading_20_3">
      <style:paragraph-properties fo:margin-top="0.282cm" fo:margin-bottom="0cm" fo:line-height="114%" style:writing-mode="lr-tb"/>
      <style:text-properties fo:font-variant="normal" fo:text-transform="none" fo:color="#666666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21" style:family="paragraph" style:parent-style-name="Heading_20_3">
      <style:paragraph-properties fo:margin-top="0.282cm" fo:margin-bottom="0cm" fo:line-height="114%" style:writing-mode="lr-tb"/>
      <style:text-properties style:font-name="Arial"/>
    </style:style>
    <style:style style:name="P22" style:family="paragraph" style:parent-style-name="Heading_20_3">
      <style:paragraph-properties fo:margin-top="0.282cm" fo:margin-bottom="0cm" fo:line-height="114%" style:writing-mode="lr-tb"/>
      <style:text-properties style:font-name="Arial" fo:font-size="12p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ize="9.80000019073486pt" fo:font-style="normal" fo:font-weight="normal"/>
    </style:style>
    <style:style style:name="T3" style:family="text">
      <style:text-properties fo:font-variant="normal" fo:text-transform="none" fo:color="#000000" style:text-line-through-style="none" style:font-name="Oxygen" fo:font-size="9.80000019073486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2.4499998092651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ize="9.80000019073486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666666" style:text-line-through-style="none" fo:font-size="10.4499998092651pt" fo:font-style="normal" style:text-underline-style="none" fo:font-weight="bold" style:text-blinking="false" fo:background-color="transparent"/>
    </style:style>
    <style:style style:name="T9" style:family="text">
      <style:text-properties fo:font-variant="normal" fo:text-transform="none" fo:color="#666666" style:text-line-through-style="none" fo:font-style="normal" style:text-underline-style="none" fo:font-weight="bold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estfall för PHP-projektet Springsidan <text:s/></text:h>
      <text:p text:style-name="P5">_____________________________________________________________________</text:p>
      <text:h text:style-name="P2" text:outline-level="1"><text:span text:style-name="T6">TF1.1 <text:line-break/>Registrera användare</text:span></text:h>
      <text:p text:style-name="P10"><text:span text:style-name="T7">Syfte att en ny användare kan registrera sig för användning av Springsidan.</text:span></text:p>
      <text:h text:style-name="P22" text:outline-level="3"><text:span text:style-name="T9">Efterkrav</text:span></text:h>
      <text:p text:style-name="P8">Användaren kan logga in sig på sidan.</text:p>
      <text:h text:style-name="P22" text:outline-level="3"><text:span text:style-name="T9">Scenario</text:span></text:h>
      <text:list xml:id="list8850784192802173198" text:style-name="L16">
        <text:list-item>
          <text:p text:style-name="P13"><text:span text:style-name="T1">Startsidan-&gt;Registrera användare</text:span></text:p>
        </text:list-item>
        <text:list-item>
          <text:p text:style-name="P16">Formulär visas</text:p>
        </text:list-item>
        <text:list-item>
          <text:p text:style-name="P16">Fyll i valfritt användarnamn, lösenord, e-postadress. Klicka på Registrera.</text:p>
        </text:list-item>
        <text:list-item>
          <text:p text:style-name="P16">Bekräftelsemeddelande att registreringen lyckades.</text:p>
        </text:list-item>
      </text:list>
      <text:p text:style-name="P4">_____________________________________________________________________</text:p>
      <text:h text:style-name="P2" text:outline-level="1"><text:span text:style-name="T6">TF1.2 <text:line-break/>Misslyckad registrering – inga uppgifter</text:span></text:h>
      <text:p text:style-name="P10"><text:span text:style-name="T7">Syfte att en ny användare ej kan registrera sig utan att fylla i tillräckliga uppgifter.</text:span></text:p>
      <text:h text:style-name="P20" text:outline-level="3">Efterkrav</text:h>
      <text:p text:style-name="P8">Användaren blev ej registrerad.</text:p>
      <text:h text:style-name="P22" text:outline-level="3"><text:span text:style-name="T9">Scenario</text:span></text:h>
      <text:list xml:id="list5958143885285119684" text:style-name="L17">
        <text:list-item>
          <text:p text:style-name="P14"><text:span text:style-name="T1">Startsidan-&gt;Registrera användare</text:span></text:p>
        </text:list-item>
        <text:list-item>
          <text:p text:style-name="P17">Formulär visas</text:p>
        </text:list-item>
        <text:list-item>
          <text:p text:style-name="P17">Lämna formuläret tomt. Klicka på Registrera.</text:p>
        </text:list-item>
        <text:list-item>
          <text:p text:style-name="P17">Felmeddelande – Uppgiftermåste anges. OBS. gäller även om JS är avslaget.</text:p>
        </text:list-item>
      </text:list>
      <text:p text:style-name="P4">_____________________________________________________________________</text:p>
      <text:h text:style-name="P2" text:outline-level="1"><text:span text:style-name="T6">TF1.3 <text:line-break/>Misslyckad registrering – ogiltig emailadress</text:span></text:h>
      <text:p text:style-name="P10"><text:span text:style-name="T7">Syfte att en ny användare ej kan registrera sig utan att fylla i tillräckliga uppgifter.</text:span></text:p>
      <text:h text:style-name="P20" text:outline-level="3">Efterkrav</text:h>
      <text:p text:style-name="P10"><text:span text:style-name="T7">Användaren blev ej registrerad.</text:span></text:p>
      <text:h text:style-name="P22" text:outline-level="3"><text:span text:style-name="T9">Scenario</text:span></text:h>
      <text:list xml:id="list7242814733149967481" text:style-name="L18">
        <text:list-item>
          <text:p text:style-name="P15"><text:span text:style-name="T1">Startsidan-&gt;Registrera användare</text:span></text:p>
        </text:list-item>
        <text:list-item>
          <text:p text:style-name="P18">Formulär visas</text:p>
        </text:list-item>
        <text:list-item>
          <text:p text:style-name="P18">Fyll i felaktigt format på e-postadressen. Klicka på Registrera.</text:p>
        </text:list-item>
        <text:list-item>
          <text:p text:style-name="P18">Felmeddelande – Ogiltig e-post. OBS. gäller även om JS är avslaget.</text:p>
        </text:list-item>
      </text:list>
      <text:p text:style-name="P4">_____________________________________________________________________</text:p>
      <text:h text:style-name="P3" text:outline-level="1"><text:span text:style-name="T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Oxygen" svg:font-family="Oxygen"/>
    <style:font-face style:name="Adobe Fan Heiti Std" svg:font-family="'Adobe Fan Heiti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5:06:50</meta:creation-date>
    <meta:generator>OpenOffice/4.1.0$Unix OpenOffice.org_project/410m18$Build-9764</meta:generator>
    <dc:date>2014-09-21T15:29:24</dc:date>
    <meta:editing-duration>PT22M35S</meta:editing-duration>
    <meta:editing-cycles>10</meta:editing-cycles>
    <meta:document-statistic meta:table-count="0" meta:image-count="0" meta:object-count="0" meta:page-count="1" meta:paragraph-count="32" meta:word-count="160" meta:character-count="1376"/>
  </office:meta>
</office:document-meta>
</file>